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91f0" officeooo:paragraph-rsid="001d91f0"/>
    </style:style>
    <style:style style:name="P2" style:family="paragraph" style:parent-style-name="Standard">
      <style:paragraph-properties fo:text-align="start" style:justify-single-word="false"/>
      <style:text-properties officeooo:rsid="001d91f0" officeooo:paragraph-rsid="001d91f0"/>
    </style:style>
    <style:style style:name="P3" style:family="paragraph" style:parent-style-name="Standard">
      <style:paragraph-properties fo:text-align="start" style:justify-single-word="false"/>
      <style:text-properties officeooo:paragraph-rsid="001d91f0"/>
    </style:style>
    <style:style style:name="P4" style:family="paragraph" style:parent-style-name="Standard">
      <style:paragraph-properties fo:text-align="start" style:justify-single-word="false"/>
      <style:text-properties officeooo:rsid="0023c7f6" officeooo:paragraph-rsid="0023c7f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d91f0" officeooo:paragraph-rsid="001d91f0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d91f0" officeooo:paragraph-rsid="001d91f0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23c7f6" officeooo:paragraph-rsid="0023c7f6"/>
    </style:style>
    <style:style style:name="T1" style:family="text">
      <style:text-properties officeooo:rsid="001f9a77"/>
    </style:style>
    <style:style style:name="T2" style:family="text">
      <style:text-properties officeooo:rsid="0021688a"/>
    </style:style>
    <style:style style:name="T3" style:family="text">
      <style:text-properties officeooo:rsid="0022dd84"/>
    </style:style>
    <style:style style:name="T4" style:family="text">
      <style:text-properties officeooo:rsid="00261e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at 2 – Prog 4</text:p>
      <text:p text:style-name="P1"/>
      <text:p text:style-name="P1">8:10 Coding challenge</text:p>
      <text:p text:style-name="P1"/>
      <text:p text:style-name="P2">Le tutorat aura pour but de <text:span text:style-name="T4">développer</text:span> votre <text:span text:style-name="T4">rapidité</text:span> à écrire des algorithmes simple. Vous aurez 8 minutes et 10 secondes pa<text:span text:style-name="T1">r</text:span> algorithme. À la fin, vous aller avoir écrit une classe capable de faire de la <text:span text:style-name="T4">régression</text:span> linéaire. Chaque <text:span text:style-name="T4">méthode</text:span> possède un teste unitaire et un test pour les exception s’il y a lieu. <text:span text:style-name="T1">Tout les testes doivent passer.</text:span></text:p>
      <text:p text:style-name="P2"/>
      <text:list xml:id="list267382415" text:style-name="L1">
        <text:list-item>
          <text:p text:style-name="P5">Ouvrer le projet regressor. </text:p>
        </text:list-item>
        <text:list-item>
          <text:p text:style-name="P5">Aller dans le fichier MyRegressor. Tout les autres fichiers du projet sont complet.</text:p>
        </text:list-item>
      </text:list>
      <text:p text:style-name="P3"/>
      <text:p text:style-name="P2">Début des cha<text:span text:style-name="T3">l</text:span>lenges.</text:p>
      <text:p text:style-name="P2"/>
      <text:list xml:id="list3504591065" text:style-name="L2">
        <text:list-item>
          <text:p text:style-name="P6">Écrire la définition de la <text:span text:style-name="T4">méthode</text:span> static « sum ».</text:p>
        </text:list-item>
        <text:list-item>
          <text:p text:style-name="P6">Écrire la définition de la <text:span text:style-name="T4">méthode</text:span> static « mean ».</text:p>
        </text:list-item>
        <text:list-item>
          <text:p text:style-name="P6">Écrire la définition de la <text:span text:style-name="T4">méthode</text:span> static « sumProduct ».</text:p>
        </text:list-item>
        <text:list-item>
          <text:p text:style-name="P6">Écrire la définition de la <text:span text:style-name="T4">méthode</text:span> static « ecartTypeCorrige ».</text:p>
        </text:list-item>
        <text:list-item>
          <text:p text:style-name="P6">Écrire le code du constructeur de la classe MyRegressor. Vous devez initialiser toutes les données membres et valider que les deux tableau sont de la même taille à l’aide d’une des deux méthodes static de la classe Assert du projet.</text:p>
        </text:list-item>
        <text:list-item>
          <text:p text:style-name="P6">Écrire l’implémentation de la <text:span text:style-name="T4">méthode</text:span> <text:span text:style-name="T2">beta</text:span>.</text:p>
        </text:list-item>
        <text:list-item>
          <text:p text:style-name="P6">Écrire l’implémentation de la <text:span text:style-name="T4">méthode</text:span> <text:span text:style-name="T2">alpha</text:span>.</text:p>
        </text:list-item>
        <text:list-item>
          <text:p text:style-name="P6">Écrire l’implémentation de la <text:span text:style-name="T4">méthode</text:span> coefCoor. Valider que le <text:span text:style-name="T4">coefficient</text:span> est valide à l’aide de la <text:span text:style-name="T4">méthode</text:span> static approprié dans la classe Assert du projet.</text:p>
        </text:list-item>
        <text:list-item>
          <text:p text:style-name="P6">Écrire <text:span text:style-name="T4">l’implémentation</text:span> de la <text:span text:style-name="T4">méthode</text:span> determ. Valider que le <text:span text:style-name="T4">coefficient</text:span> est valide à l’aide de la <text:span text:style-name="T4">méthode</text:span> static approprié dans la classe Assert du projet.</text:p>
        </text:list-item>
        <text:list-item>
          <text:p text:style-name="P6">Écrire <text:span text:style-name="T4">l’implémentation</text:span> de la <text:span text:style-name="T4">méthode</text:span> predictY.</text:p>
        </text:list-item>
        <text:list-item>
          <text:p text:style-name="P6">Écrire l’implémentation de la <text:span text:style-name="T4">méthode</text:span> predictX.</text:p>
        </text:list-item>
      </text:list>
      <text:p text:style-name="P2"/>
      <text:p text:style-name="P2">Vous avez terminer!</text:p>
      <text:p text:style-name="P2"/>
      <text:p text:style-name="P4">Voici des <text:span text:style-name="T4">informations</text:span> intéressante à aller chercher sur les compagnie qui sont dans le programme. Les points suivants présente de bon défi algorithmique.</text:p>
      <text:p text:style-name="P4"/>
      <text:list xml:id="list2438129706" text:style-name="L3">
        <text:list-item>
          <text:p text:style-name="P7">Trouver la compagnie avec le meilleur déterminant.</text:p>
        </text:list-item>
        <text:list-item>
          <text:p text:style-name="P7">Trouver la compagnie avec la plus grande croissance.</text:p>
        </text:list-item>
        <text:list-item>
          <text:p text:style-name="P7">Trouver la compagnie avec la plus grande p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8:22:14.607746782</meta:creation-date>
    <dc:date>2018-11-15T09:57:05.826543905</dc:date>
    <meta:editing-duration>PT2H35M35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1" meta:paragraph-count="22" meta:word-count="306" meta:character-count="1819" meta:non-whitespace-character-count="1549"/>
  </office:meta>
</office:document-meta>
</file>